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e41" officeooo:paragraph-rsid="000cae41"/>
    </style:style>
    <style:style style:name="P2" style:family="paragraph" style:parent-style-name="Standard">
      <style:text-properties officeooo:rsid="000db4e7" officeooo:paragraph-rsid="000db4e7"/>
    </style:style>
    <style:style style:name="P3" style:family="paragraph" style:parent-style-name="Standard">
      <style:text-properties officeooo:rsid="000db4e7" officeooo:paragraph-rsid="001162cb"/>
    </style:style>
    <style:style style:name="P4" style:family="paragraph" style:parent-style-name="Standard">
      <style:text-properties officeooo:rsid="000db4e7" officeooo:paragraph-rsid="001412eb"/>
    </style:style>
    <style:style style:name="P5" style:family="paragraph" style:parent-style-name="Standard">
      <style:text-properties officeooo:rsid="000db4e7" officeooo:paragraph-rsid="00153ca0"/>
    </style:style>
    <style:style style:name="P6" style:family="paragraph" style:parent-style-name="Standard">
      <style:text-properties officeooo:rsid="000db4e7" officeooo:paragraph-rsid="001f1e2e"/>
    </style:style>
    <style:style style:name="P7" style:family="paragraph" style:parent-style-name="Standard">
      <style:text-properties officeooo:rsid="000db4e7" officeooo:paragraph-rsid="00215f91"/>
    </style:style>
    <style:style style:name="P8" style:family="paragraph" style:parent-style-name="Standard">
      <style:text-properties officeooo:rsid="000db4e7" officeooo:paragraph-rsid="0023c0a7"/>
    </style:style>
    <style:style style:name="P9" style:family="paragraph" style:parent-style-name="Standard">
      <style:text-properties officeooo:paragraph-rsid="000db4e7"/>
    </style:style>
    <style:style style:name="P10" style:family="paragraph" style:parent-style-name="Standard">
      <style:text-properties officeooo:rsid="001162cb" officeooo:paragraph-rsid="001162cb"/>
    </style:style>
    <style:style style:name="P11" style:family="paragraph" style:parent-style-name="Standard">
      <style:text-properties officeooo:rsid="000f8a80" officeooo:paragraph-rsid="000f8a80"/>
    </style:style>
    <style:style style:name="P12" style:family="paragraph" style:parent-style-name="Standard">
      <style:text-properties fo:color="#0000cc" officeooo:rsid="000db4e7" officeooo:paragraph-rsid="000db4e7"/>
    </style:style>
    <style:style style:name="P13" style:family="paragraph" style:parent-style-name="Standard">
      <style:text-properties fo:color="#0000cc" officeooo:rsid="000db4e7" officeooo:paragraph-rsid="001162cb"/>
    </style:style>
    <style:style style:name="P14" style:family="paragraph" style:parent-style-name="Standard">
      <style:text-properties fo:color="#0000cc" officeooo:rsid="000db4e7" officeooo:paragraph-rsid="000f8a80"/>
    </style:style>
    <style:style style:name="P15" style:family="paragraph" style:parent-style-name="Standard">
      <style:text-properties fo:color="#0000cc" officeooo:rsid="000db4e7" officeooo:paragraph-rsid="001412eb"/>
    </style:style>
    <style:style style:name="P16" style:family="paragraph" style:parent-style-name="Standard">
      <style:text-properties fo:color="#0000cc" officeooo:rsid="000db4e7" officeooo:paragraph-rsid="00173a11"/>
    </style:style>
    <style:style style:name="P17" style:family="paragraph" style:parent-style-name="Standard">
      <style:text-properties fo:color="#0000cc" officeooo:rsid="000db4e7" officeooo:paragraph-rsid="00189b19"/>
    </style:style>
    <style:style style:name="P18" style:family="paragraph" style:parent-style-name="Standard">
      <style:text-properties fo:color="#0000cc" officeooo:rsid="000db4e7" officeooo:paragraph-rsid="002111d3"/>
    </style:style>
    <style:style style:name="P19" style:family="paragraph" style:parent-style-name="Standard">
      <style:text-properties fo:color="#0000cc" officeooo:rsid="000db4e7" officeooo:paragraph-rsid="001f7988"/>
    </style:style>
    <style:style style:name="P20" style:family="paragraph" style:parent-style-name="Standard">
      <style:text-properties fo:color="#0000cc" officeooo:rsid="000db4e7" officeooo:paragraph-rsid="001f1e2e"/>
    </style:style>
    <style:style style:name="P21" style:family="paragraph" style:parent-style-name="Standard">
      <style:text-properties fo:color="#0000cc" officeooo:rsid="000db4e7" officeooo:paragraph-rsid="0023c0a7"/>
    </style:style>
    <style:style style:name="P22" style:family="paragraph" style:parent-style-name="Standard">
      <style:text-properties fo:color="#0000cc" officeooo:rsid="000db4e7" officeooo:paragraph-rsid="0025a5a8"/>
    </style:style>
    <style:style style:name="P23" style:family="paragraph" style:parent-style-name="Standard">
      <style:text-properties fo:color="#0000cc" officeooo:rsid="001162cb" officeooo:paragraph-rsid="001162cb"/>
    </style:style>
    <style:style style:name="P24" style:family="paragraph" style:parent-style-name="Standard">
      <style:text-properties fo:color="#0000cc" officeooo:rsid="001162cb" officeooo:paragraph-rsid="00153ca0"/>
    </style:style>
    <style:style style:name="P25" style:family="paragraph" style:parent-style-name="Standard">
      <style:text-properties fo:color="#0000cc" officeooo:rsid="000f8a80" officeooo:paragraph-rsid="000f8a80"/>
    </style:style>
    <style:style style:name="P26" style:family="paragraph" style:parent-style-name="Standard">
      <style:text-properties fo:color="#0000cc" officeooo:paragraph-rsid="000db4e7"/>
    </style:style>
    <style:style style:name="P27" style:family="paragraph" style:parent-style-name="Standard">
      <style:text-properties fo:color="#0000cc" officeooo:rsid="0013c297" officeooo:paragraph-rsid="000db4e7"/>
    </style:style>
    <style:style style:name="P28" style:family="paragraph" style:parent-style-name="Standard">
      <style:text-properties fo:color="#0000cc" officeooo:rsid="0013c297" officeooo:paragraph-rsid="0014fb07"/>
    </style:style>
    <style:style style:name="P29" style:family="paragraph" style:parent-style-name="Standard">
      <style:text-properties fo:color="#0000cc" officeooo:rsid="0013c297" officeooo:paragraph-rsid="001412eb"/>
    </style:style>
    <style:style style:name="P30" style:family="paragraph" style:parent-style-name="Standard">
      <style:text-properties fo:color="#0000cc" officeooo:rsid="0016e492" officeooo:paragraph-rsid="0016e492"/>
    </style:style>
    <style:style style:name="P31" style:family="paragraph" style:parent-style-name="Standard">
      <style:text-properties fo:color="#0000cc" officeooo:rsid="0016e492" officeooo:paragraph-rsid="00189b19"/>
    </style:style>
    <style:style style:name="P32" style:family="paragraph" style:parent-style-name="Standard">
      <style:text-properties fo:color="#0000cc" officeooo:rsid="00153ca0" officeooo:paragraph-rsid="00153ca0"/>
    </style:style>
    <style:style style:name="P33" style:family="paragraph" style:parent-style-name="Standard">
      <style:text-properties fo:color="#0000cc" fo:font-style="italic" officeooo:rsid="00153ca0" officeooo:paragraph-rsid="00153ca0" style:font-style-asian="italic" style:font-style-complex="italic"/>
    </style:style>
    <style:style style:name="P34" style:family="paragraph" style:parent-style-name="Standard">
      <style:text-properties fo:color="#0000cc" officeooo:paragraph-rsid="0023c0a7"/>
    </style:style>
    <style:style style:name="P35" style:family="paragraph" style:parent-style-name="Standard">
      <style:text-properties fo:color="#0000cc" officeooo:rsid="001f7988" officeooo:paragraph-rsid="002111d3"/>
    </style:style>
    <style:style style:name="P36" style:family="paragraph" style:parent-style-name="Standard">
      <style:text-properties fo:color="#0000cc" officeooo:rsid="00215f91" officeooo:paragraph-rsid="00215f91"/>
    </style:style>
    <style:style style:name="P37" style:family="paragraph" style:parent-style-name="Standard">
      <style:text-properties fo:color="#0000cc" officeooo:rsid="00215f91" officeooo:paragraph-rsid="0023c0a7"/>
    </style:style>
    <style:style style:name="P38" style:family="paragraph" style:parent-style-name="Standard">
      <style:text-properties fo:color="#0000cc" officeooo:rsid="0023c0a7" officeooo:paragraph-rsid="0023c0a7"/>
    </style:style>
    <style:style style:name="P39" style:family="paragraph" style:parent-style-name="Standard">
      <style:text-properties fo:font-style="italic" officeooo:rsid="00153ca0" officeooo:paragraph-rsid="00153ca0" style:font-style-asian="italic" style:font-style-complex="italic"/>
    </style:style>
    <style:style style:name="P40" style:family="paragraph" style:parent-style-name="Standard">
      <style:text-properties style:text-underline-style="solid" style:text-underline-width="auto" style:text-underline-color="font-color" officeooo:rsid="001c06c1" officeooo:paragraph-rsid="001c06c1"/>
    </style:style>
    <style:style style:name="P41" style:family="paragraph" style:parent-style-name="Standard">
      <style:text-properties style:text-underline-style="solid" style:text-underline-width="auto" style:text-underline-color="font-color" officeooo:rsid="001c06c1" officeooo:paragraph-rsid="001f1e2e"/>
    </style:style>
    <style:style style:name="P42" style:family="paragraph" style:parent-style-name="Standard">
      <style:text-properties style:text-underline-style="none" fo:font-weight="bold" officeooo:rsid="001c06c1" officeooo:paragraph-rsid="001c06c1" style:font-weight-asian="bold" style:font-weight-complex="bold"/>
    </style:style>
    <style:style style:name="P43" style:family="paragraph" style:parent-style-name="Standard">
      <style:text-properties style:text-underline-style="none" officeooo:rsid="001c06c1" officeooo:paragraph-rsid="001c06c1"/>
    </style:style>
    <style:style style:name="P44" style:family="paragraph" style:parent-style-name="Standard">
      <style:paragraph-properties fo:text-align="center" style:justify-single-word="false"/>
      <style:text-properties fo:color="#000000" officeooo:rsid="002c8586" officeooo:paragraph-rsid="002c8586"/>
    </style:style>
    <style:style style:name="P45" style:family="paragraph" style:parent-style-name="Standard">
      <style:text-properties fo:font-variant="normal" fo:text-transform="none" fo:color="#444444" style:font-name="Consolas" fo:font-size="10.5pt" fo:letter-spacing="normal" fo:font-style="normal" fo:font-weight="normal" officeooo:rsid="000db4e7" officeooo:paragraph-rsid="000db4e7"/>
    </style:style>
    <style:style style:name="P46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0db4e7" officeooo:paragraph-rsid="000db4e7"/>
    </style:style>
    <style:style style:name="P47" style:family="paragraph" style:parent-style-name="Standard">
      <style:text-properties officeooo:rsid="0027b07a" officeooo:paragraph-rsid="0027b07a"/>
    </style:style>
    <style:style style:name="P48" style:family="paragraph" style:parent-style-name="Standard">
      <style:text-properties style:text-position="0% 100%" officeooo:rsid="0027b07a" officeooo:paragraph-rsid="0027b07a"/>
    </style:style>
    <style:style style:name="P49" style:family="paragraph" style:parent-style-name="Standard">
      <style:text-properties officeooo:rsid="0028ab34" officeooo:paragraph-rsid="002a901a"/>
    </style:style>
    <style:style style:name="P50" style:family="paragraph" style:parent-style-name="Standard">
      <style:text-properties fo:font-weight="bold" officeooo:rsid="000db4e7" officeooo:paragraph-rsid="000db4e7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officeooo:rsid="002c8586" officeooo:paragraph-rsid="002c8586"/>
    </style:style>
    <style:style style:name="P52" style:family="paragraph" style:parent-style-name="Standard">
      <style:text-properties fo:color="#0000cc" fo:font-weight="bold" officeooo:rsid="001c06c1" officeooo:paragraph-rsid="000db4e7" style:font-weight-asian="bold" style:font-weight-complex="bold"/>
    </style:style>
    <style:style style:name="P53" style:family="paragraph" style:parent-style-name="Standard">
      <style:text-properties fo:color="#0000cc" style:font-name="Liberation Serif" fo:font-size="12pt" officeooo:rsid="000db4e7" officeooo:paragraph-rsid="000db4e7" style:font-size-asian="12pt" style:font-size-complex="12pt"/>
    </style:style>
    <style:style style:name="P54" style:family="paragraph" style:parent-style-name="Standard">
      <style:text-properties officeooo:rsid="000db4e7" officeooo:paragraph-rsid="000db4e7"/>
    </style:style>
    <style:style style:name="P55" style:family="paragraph" style:parent-style-name="Standard">
      <style:text-properties style:font-name="Liberation Serif" fo:font-size="12pt" officeooo:rsid="000db4e7" officeooo:paragraph-rsid="000db4e7" style:font-size-asian="12pt" style:font-size-complex="12pt"/>
    </style:style>
    <style:style style:name="T1" style:family="text">
      <style:text-properties fo:color="#0000cc"/>
    </style:style>
    <style:style style:name="T2" style:family="text">
      <style:text-properties fo:color="#0000cc" officeooo:rsid="000db4e7"/>
    </style:style>
    <style:style style:name="T3" style:family="text">
      <style:text-properties fo:color="#0000cc" officeooo:rsid="0013c297"/>
    </style:style>
    <style:style style:name="T4" style:family="text">
      <style:text-properties fo:color="#0000cc" officeooo:rsid="001162cb"/>
    </style:style>
    <style:style style:name="T5" style:family="text">
      <style:text-properties fo:color="#0000cc" officeooo:rsid="00104ba6"/>
    </style:style>
    <style:style style:name="T6" style:family="text">
      <style:text-properties fo:color="#0000cc" officeooo:rsid="000f8a80"/>
    </style:style>
    <style:style style:name="T7" style:family="text">
      <style:text-properties fo:color="#0000cc" officeooo:rsid="001412eb"/>
    </style:style>
    <style:style style:name="T8" style:family="text">
      <style:text-properties fo:color="#0000cc" style:text-underline-style="solid" style:text-underline-width="auto" style:text-underline-color="font-color" officeooo:rsid="0013c297"/>
    </style:style>
    <style:style style:name="T9" style:family="text">
      <style:text-properties fo:color="#0000cc" style:text-underline-style="none" officeooo:rsid="0013c297"/>
    </style:style>
    <style:style style:name="T10" style:family="text">
      <style:text-properties fo:color="#0000cc" style:text-underline-style="none" fo:font-weight="bold" style:font-weight-asian="bold" style:font-weight-complex="bold"/>
    </style:style>
    <style:style style:name="T11" style:family="text">
      <style:text-properties fo:color="#0000cc" style:text-underline-style="none" officeooo:rsid="001f1e2e"/>
    </style:style>
    <style:style style:name="T12" style:family="text">
      <style:text-properties fo:color="#0000cc" officeooo:rsid="00153ca0"/>
    </style:style>
    <style:style style:name="T13" style:family="text">
      <style:text-properties fo:color="#0000cc" fo:font-style="italic" officeooo:rsid="00153ca0" style:font-style-asian="italic" style:font-style-complex="italic"/>
    </style:style>
    <style:style style:name="T14" style:family="text">
      <style:text-properties fo:color="#0000cc" fo:font-style="italic" fo:font-weight="bold" officeooo:rsid="00153ca0" style:font-style-asian="italic" style:font-weight-asian="bold" style:font-style-complex="italic" style:font-weight-complex="bold"/>
    </style:style>
    <style:style style:name="T15" style:family="text">
      <style:text-properties fo:color="#0000cc" style:text-position="super 58%"/>
    </style:style>
    <style:style style:name="T16" style:family="text">
      <style:text-properties fo:color="#0000cc" officeooo:rsid="0016e492"/>
    </style:style>
    <style:style style:name="T17" style:family="text">
      <style:text-properties fo:color="#0000cc" officeooo:rsid="00189b19"/>
    </style:style>
    <style:style style:name="T18" style:family="text">
      <style:text-properties fo:color="#0000cc" officeooo:rsid="001c06c1"/>
    </style:style>
    <style:style style:name="T19" style:family="text">
      <style:text-properties fo:color="#0000cc" officeooo:rsid="00215f91"/>
    </style:style>
    <style:style style:name="T20" style:family="text">
      <style:text-properties fo:color="#0000cc" officeooo:rsid="0022b570"/>
    </style:style>
    <style:style style:name="T21" style:family="text">
      <style:text-properties fo:color="#0000cc" officeooo:rsid="0023c0a7"/>
    </style:style>
    <style:style style:name="T22" style:family="text">
      <style:text-properties fo:color="#0000cc" officeooo:rsid="00243d95"/>
    </style:style>
    <style:style style:name="T23" style:family="text">
      <style:text-properties officeooo:rsid="000f8a80"/>
    </style:style>
    <style:style style:name="T24" style:family="text">
      <style:text-properties officeooo:rsid="00104ba6"/>
    </style:style>
    <style:style style:name="T25" style:family="text">
      <style:text-properties officeooo:rsid="001162cb"/>
    </style:style>
    <style:style style:name="T26" style:family="text">
      <style:text-properties officeooo:rsid="0013c297"/>
    </style:style>
    <style:style style:name="T27" style:family="text">
      <style:text-properties officeooo:rsid="001412eb"/>
    </style:style>
    <style:style style:name="T28" style:family="text">
      <style:text-properties officeooo:rsid="0014fb07"/>
    </style:style>
    <style:style style:name="T29" style:family="text">
      <style:text-properties officeooo:rsid="00153ca0"/>
    </style:style>
    <style:style style:name="T30" style:family="text">
      <style:text-properties officeooo:rsid="0016e492"/>
    </style:style>
    <style:style style:name="T31" style:family="text">
      <style:text-properties officeooo:rsid="00189b19"/>
    </style:style>
    <style:style style:name="T32" style:family="text">
      <style:text-properties officeooo:rsid="0019dafd"/>
    </style:style>
    <style:style style:name="T33" style:family="text">
      <style:text-properties officeooo:rsid="001c06c1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officeooo:rsid="001f1e2e"/>
    </style:style>
    <style:style style:name="T37" style:family="text">
      <style:text-properties fo:color="#ff0000"/>
    </style:style>
    <style:style style:name="T38" style:family="text">
      <style:text-properties fo:color="#ff0000" style:text-underline-style="none" fo:font-weight="bold" style:font-weight-asian="bold" style:font-weight-complex="bold"/>
    </style:style>
    <style:style style:name="T39" style:family="text">
      <style:text-properties fo:color="#ff0000" style:text-underline-style="none" officeooo:rsid="001f1e2e"/>
    </style:style>
    <style:style style:name="T40" style:family="text">
      <style:text-properties fo:color="#006666"/>
    </style:style>
    <style:style style:name="T41" style:family="text">
      <style:text-properties fo:color="#00cc00"/>
    </style:style>
    <style:style style:name="T42" style:family="text">
      <style:text-properties fo:color="#00cc00" style:text-underline-style="none" fo:font-weight="bold" style:font-weight-asian="bold" style:font-weight-complex="bold"/>
    </style:style>
    <style:style style:name="T43" style:family="text">
      <style:text-properties fo:color="#00cc00" style:text-underline-style="none" officeooo:rsid="001f1e2e"/>
    </style:style>
    <style:style style:name="T44" style:family="text">
      <style:text-properties fo:color="#00cc00" officeooo:rsid="001c06c1"/>
    </style:style>
    <style:style style:name="T45" style:family="text">
      <style:text-properties fo:color="#66ffff"/>
    </style:style>
    <style:style style:name="T46" style:family="text">
      <style:text-properties fo:color="#ff9900"/>
    </style:style>
    <style:style style:name="T47" style:family="text">
      <style:text-properties fo:color="#000000" officeooo:rsid="001cac17"/>
    </style:style>
    <style:style style:name="T48" style:family="text">
      <style:text-properties fo:color="#000000" style:text-underline-style="none" officeooo:rsid="001f1e2e"/>
    </style:style>
    <style:style style:name="T49" style:family="text">
      <style:text-properties officeooo:rsid="001f1e2e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1f7988"/>
    </style:style>
    <style:style style:name="T52" style:family="text">
      <style:text-properties officeooo:rsid="002111d3"/>
    </style:style>
    <style:style style:name="T53" style:family="text">
      <style:text-properties fo:font-variant="normal" fo:text-transform="none" style:font-name="Consolas" fo:font-size="10.5pt" fo:letter-spacing="normal" fo:font-style="normal" fo:font-weight="normal"/>
    </style:style>
    <style:style style:name="T54" style:family="text">
      <style:text-properties fo:font-variant="normal" fo:text-transform="none" style:font-name="Consolas" fo:font-size="10.5pt" fo:letter-spacing="normal" fo:font-style="normal" fo:font-weight="normal" officeooo:rsid="00243d95"/>
    </style:style>
    <style:style style:name="T55" style:family="text">
      <style:text-properties fo:font-variant="normal" fo:text-transform="none" fo:font-size="10.5pt" fo:letter-spacing="normal" fo:font-style="normal" fo:font-weight="normal"/>
    </style:style>
    <style:style style:name="T56" style:family="text">
      <style:text-properties fo:font-variant="normal" fo:text-transform="none" fo:font-size="10.5pt" fo:letter-spacing="normal" fo:font-style="normal" fo:font-weight="normal" officeooo:rsid="00243d95"/>
    </style:style>
    <style:style style:name="T57" style:family="text">
      <style:text-properties fo:font-variant="normal" fo:text-transform="none" fo:letter-spacing="normal" fo:font-style="normal" fo:font-weight="normal"/>
    </style:style>
    <style:style style:name="T58" style:family="text">
      <style:text-properties fo:font-variant="normal" fo:text-transform="none" fo:letter-spacing="normal" fo:font-style="normal" fo:font-weight="normal" officeooo:rsid="00243d95"/>
    </style:style>
    <style:style style:name="T59" style:family="text">
      <style:text-properties officeooo:rsid="0022b570"/>
    </style:style>
    <style:style style:name="T60" style:family="text">
      <style:text-properties officeooo:rsid="0023c0a7"/>
    </style:style>
    <style:style style:name="T61" style:family="text">
      <style:text-properties officeooo:rsid="00243d95"/>
    </style:style>
    <style:style style:name="T62" style:family="text">
      <style:text-properties officeooo:rsid="0025a5a8"/>
    </style:style>
    <style:style style:name="T63" style:family="text">
      <style:text-properties style:text-position="super 58%"/>
    </style:style>
    <style:style style:name="T64" style:family="text">
      <style:text-properties officeooo:rsid="002e8573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Kaleb Himes</text:p>
      <text:p text:style-name="P49"><text:a xlink:type="simple" xlink:href="mailto:kaleb.himes@gmail.com">kaleb.himes@gmail.com</text:a></text:p>
      <text:p text:style-name="P49"><text:a xlink:type="simple" xlink:href="mailto:kaleb@wolfssl.com">kaleb@wolfssl.com</text:a> </text:p>
      <text:p text:style-name="P47">CSCI 440, Fall 2014</text:p>
      <text:p text:style-name="P47">Sep 26<text:span text:style-name="T63">th</text:span></text:p>
      <text:p text:style-name="P48"/>
      <text:p text:style-name="P2">Problem 1: “Terms of Endearment” <text:tab/><text:tab/><text:tab/><text:tab/><text:tab/><text:tab/><text:tab/><text:tab/><text:tab/>[15 pts]</text:p>
      <text:p text:style-name="P2"/>
      <text:p text:style-name="P1">(a) What is the degree of the Instructors relation?</text:p>
      <text:p text:style-name="P1"><text:tab/><text:span text:style-name="T2">Degree ↔ # of columns so the degree of instructors is 4.</text:span></text:p>
      <text:p text:style-name="P1"/>
      <text:p text:style-name="P1">(b) What is the cardinality of the tuples of Instructors relation?</text:p>
      <text:p text:style-name="P1"><text:tab/><text:span text:style-name="T2">Cardinality ↔ # of rows so the cardinality of instructors is 25</text:span></text:p>
      <text:p text:style-name="P1"/>
      <text:p text:style-name="P2">(c) This is not a flat relational model. Explain why not. </text:p>
      <text:p text:style-name="P9"><text:tab/><text:span text:style-name="T6">Composite and Multi-valued attributes are not allowed in a flat relational model. To see why</text:span></text:p>
      <text:p text:style-name="P26"><text:tab/><text:span text:style-name="T23">this is not a flat relational model one has only to glance at the Degree Column to see this.</text:span></text:p>
      <text:p text:style-name="P2"/>
      <text:p text:style-name="P2">(d) Propose a solution to this problem. </text:p>
      <text:p text:style-name="P11"><text:tab/><text:span text:style-name="T1">1. Split the degree column into multiple columns and name the columns BA, BS, MS, … etc.</text:span></text:p>
      <text:p text:style-name="P25"><text:s/><text:tab/>then constrain those columns so they can only contain 1 of 2 possible values, YES or NO.</text:p>
      <text:p text:style-name="P25"><text:tab/>2. Or we could just allow for multiple entries of the same Instructor IE:</text:p>
      <text:p text:style-name="P14"><text:tab/><text:span text:style-name="T23">Enright, Reed, AB, English</text:span></text:p>
      <text:p text:style-name="P14"><text:tab/><text:span text:style-name="T23">Enright, Reed, MA, English</text:span></text:p>
      <text:p text:style-name="P2"/>
      <text:p text:style-name="P2">(e) For each of the attributes, give datatype for each (see section 4.1.3). Briefly justify </text:p>
      <text:p text:style-name="P2">your choice. </text:p>
      <text:p text:style-name="P3"><text:tab/><text:span text:style-name="T5">Lname: <text:tab/>VARCHAR (Not numeric, bit, boolean, date, timestamp etc.)</text:span></text:p>
      <text:p text:style-name="P13"><text:tab/><text:span text:style-name="T24">Fname: <text:tab/>VARCHAR (Not numeric, bit, boolean, date, timestamp etc.)<text:line-break/><text:tab/>Degree: <text:tab/>VARCHAR (Not numeric, bit, boolean, date, timestamp etc.)</text:span></text:p>
      <text:p text:style-name="P12"><text:tab/><text:span text:style-name="T24">Department: <text:tab/>VARCHAR (Not numeric, bit, boolean, date, timestamp etc.)</text:span></text:p>
      <text:p text:style-name="P2"/>
      <text:p text:style-name="P2">(f) Considering only the records given to you, determine if each attribute satisfies the </text:p>
      <text:p text:style-name="P2">UNIQUEness constraint. </text:p>
      <text:p text:style-name="P2"/>
      <text:p text:style-name="P10"><text:tab/><text:span text:style-name="T1">LName = <text:tab/>NO (two Banks) with different Fname, different degrees and different dept</text:span></text:p>
      <text:p text:style-name="P23"><text:tab/>Fname = <text:tab/>NO (two Justin) with different Lname, different degrees and different dept</text:p>
      <text:p text:style-name="P24"><text:tab/>Degree = <text:tab/>NO many repeated <text:span text:style-name="T29">identical values that are not equal </text:span></text:p>
      <text:p text:style-name="P32"><text:tab/><text:tab/><text:tab/><text:tab/><text:tab/><text:tab/>(IE BS in Ecology != BS in Software Engineering)</text:p>
      <text:p text:style-name="P23"><text:tab/>Department = <text:tab/>YES (even though there's two Forestry, that Forestry is the same dept both times)</text:p>
      <text:p text:style-name="P2"/>
      <text:p text:style-name="P2">(g) Considering only the records given to you, determine if each attribute satisfies the NOT </text:p>
      <text:p text:style-name="P2">NULL constraint.</text:p>
      <text:p text:style-name="P2"><text:tab/><text:span text:style-name="T4">Lname = <text:tab/>YES</text:span></text:p>
      <text:p text:style-name="P12"><text:tab/><text:span text:style-name="T25">Fname = <text:tab/>NO (pointer has NULL Fname)</text:span></text:p>
      <text:p text:style-name="P12"><text:tab/><text:span text:style-name="T25">Degree = <text:tab/>NO (Ricky Bridges has NULL degree)</text:span></text:p>
      <text:p text:style-name="P12"><text:tab/><text:span text:style-name="T25">Department =<text:tab/>NO (Justin Case has NULL department)</text:span></text:p>
      <text:p text:style-name="P2"/>
      <text:p text:style-name="P2"/>
      <text:p text:style-name="P2"><text:soft-page-break/>(h) Is the NOT NULL constraint an entity integrity constraint or a referential integrity </text:p>
      <text:p text:style-name="P2">constraint?</text:p>
      <text:p text:style-name="P2"><text:tab/><text:span text:style-name="T3">It is an entity integrity constraint (3.2.4)</text:span></text:p>
      <text:p text:style-name="P1"><text:tab/></text:p>
      <text:p text:style-name="P1"/>
      <text:p text:style-name="P1"/>
      <text:p text:style-name="P1"/>
      <text:p text:style-name="P1"/>
      <text:p text:style-name="P2">Problem 2: “One Key to Rule Them All”’ <text:tab/><text:tab/><text:tab/><text:tab/><text:tab/><text:tab/> <text:s text:c="5"/><text:tab/><text:tab/>[12 pts]</text:p>
      <text:p text:style-name="P2"/>
      <text:p text:style-name="P2">(a) List any and all candidate keys.</text:p>
      <text:p text:style-name="P2"><text:span text:style-name="T26"><text:tab/></text:span><text:span text:style-name="T3">1. Lname</text:span></text:p>
      <text:p text:style-name="P27"><text:tab/>2. Fname</text:p>
      <text:p text:style-name="P27"><text:tab/>3. Department</text:p>
      <text:p text:style-name="P2"/>
      <text:p text:style-name="P2">(b) Give a minimal superkey for the Instructors relation. Justify. </text:p>
      <text:p text:style-name="P4"><text:tab/><text:span text:style-name="T3">A Minimal Superkey I would choose would be {Department, Lname, Fname} . </text:span></text:p>
      <text:p text:style-name="P15"/>
      <text:p text:style-name="P28"><text:tab/>Where first names <text:s/>and last names can all be repeated (and Degrees but they repeat too often to <text:tab/>be used in the <text:tab/>minimal super key) therefore we would need all three keys in the minimal <text:tab/>superkey. <text:span text:style-name="T29">Notice for instance:</text:span></text:p>
      <text:p text:style-name="P29"><text:tab/>Tsofrenic, S 'Kit', Psychology</text:p>
      <text:p text:style-name="P15"><text:tab/><text:span text:style-name="T27">Tsofrenic, S 'Kit', Neuroscience</text:span></text:p>
      <text:p text:style-name="P2"/>
      <text:p text:style-name="P2">(c) Is your minimal superkey single or composite? </text:p>
      <text:p text:style-name="P12"><text:tab/><text:span text:style-name="T27">It is a composite</text:span></text:p>
      <text:p text:style-name="P2"/>
      <text:p text:style-name="P2">(d) Which attribute is the primary key (PK)? How do you know?</text:p>
      <text:p text:style-name="P2"><text:tab/><text:span text:style-name="T3">LName is the primary key in the table given us and we know this because it is </text:span><text:span text:style-name="T8">Underlined</text:span><text:span text:style-name="T9">!</text:span></text:p>
      <text:p text:style-name="P2"/>
      <text:p text:style-name="P2">(e) Is the PK single or composite? </text:p>
      <text:p text:style-name="P2"><text:tab/><text:span text:style-name="T7">It is singular in the table given</text:span></text:p>
      <text:p text:style-name="P2"/>
      <text:p text:style-name="P2">(f) Why is this PK a poor choice? Explain. Propose a new PK. Does your solution require </text:p>
      <text:p text:style-name="P2">changing the schema, the constraints, or both? Explain.</text:p>
      <text:p text:style-name="P5"><text:tab/><text:span text:style-name="T7">Lname </text:span><text:span text:style-name="T12">is actually the optimal choice in this situation. According to 3.2.4 on Integrity, <text:tab/>Referential Integrity, and Foreign keys: </text:span><text:span text:style-name="T16">(also reference 1(h) above)</text:span></text:p>
      <text:p text:style-name="P32"/>
      <text:p text:style-name="P5"><text:span text:style-name="T12"><text:tab/></text:span><text:span text:style-name="T13">“The entity integrity constraint states that </text:span><text:span text:style-name="T14">no primary key</text:span><text:span text:style-name="T13"> value can be NULL . This </text:span></text:p>
      <text:p text:style-name="P33"><text:tab/>is because the primary key value is used to identify individual tuples in a relation. </text:p>
      <text:p text:style-name="P33"><text:tab/>Having NULL values for the primary key implies that we cannot identify some </text:p>
      <text:p text:style-name="P33"><text:tab/>tuples.” </text:p>
      <text:p text:style-name="P39"><text:span text:style-name="T1"><text:tab/><text:tab/><text:tab/>-Fundamentals of Database Systems 6</text:span><text:span text:style-name="T15">th</text:span><text:span text:style-name="T1"> Edition Chapter 3 Section 2.4</text:span></text:p>
      <text:p text:style-name="P33"/>
      <text:p text:style-name="P32"><text:tab/>I can not propose another PK because every other Column contains at least one null</text:p>
      <text:p text:style-name="P32"><text:tab/>value such that we would be unable to identify some tuples.</text:p>
      <text:p text:style-name="P32"><text:tab/>This does not require changing the schema, or constraints.</text:p>
      <text:p text:style-name="P2"><text:tab/></text:p>
      <text:p text:style-name="P2"/>
      <text:p text:style-name="P2"><text:soft-page-break/>Problem 3: “Relationships are Hard” ’ <text:tab/><text:tab/><text:tab/><text:tab/><text:tab/><text:tab/><text:tab/><text:tab/>[30 pts]</text:p>
      <text:p text:style-name="P2"/>
      <text:p text:style-name="P2">(a) Which attribute would most logically be used as a foreign key to another relation R? </text:p>
      <text:p text:style-name="P12"><text:tab/><text:span text:style-name="T28">I think {Lname, Fname}would be a good foreign key. Our other choices, department, and <text:tab/>Degree may not be mentioned in other tables, however to link data to that individual you would <text:tab/>want both Fname and Lname, to be referenced in another table. You would need both since <text:tab/>neither in and of itself is unique.</text:span></text:p>
      <text:p text:style-name="P2"/>
      <text:p text:style-name="P2"/>
      <text:p text:style-name="P2"/>
      <text:p text:style-name="P2">(b) Describe, in English, the relation R that uses your aforementioned foreign key. What </text:p>
      <text:p text:style-name="P2">name would you give to relation R?</text:p>
      <text:p text:style-name="P2"><text:tab/><text:span text:style-name="T16">The Relation R I have in mind would be something like “Instructors Contact Info” <text:tab/></text:span><text:span text:style-name="T17">(INSTRUCTORS.CONTACT_INFO </text:span><text:span text:style-name="T16">and would contain fields such as </text:span><text:span text:style-name="T17">Cell, Home, email, </text:span><text:span text:style-name="T16">etc. <text:tab/>In order to tie this information to the correct instructor we would need to know their first and <text:tab/>last name but we could easily tie this to the correct department by referencing the table provided <text:tab/>in the HW.</text:span></text:p>
      <text:p text:style-name="P2"/>
      <text:p text:style-name="P2">(c) Give a CREATE TABLE command for your new relation R, including the types and any </text:p>
      <text:p text:style-name="P2">constraints. </text:p>
      <text:p text:style-name="P12"><text:tab/><text:span text:style-name="T30">CREATE TABLE CONTACT_INFO (</text:span></text:p>
      <text:p text:style-name="P16"><text:tab/><text:tab/><text:span text:style-name="T30">Lname<text:tab/><text:tab/>VARCHAR(20)</text:span><text:tab/><text:tab/></text:p>
      <text:p text:style-name="P16"><text:span text:style-name="T30"><text:tab/><text:tab/>Fname<text:tab/><text:tab/>VARCHAR(20)</text:span><text:tab/></text:p>
      <text:p text:style-name="P12"><text:tab/><text:tab/><text:span text:style-name="T30">Cell<text:tab/><text:tab/>VARCHAR(16) <text:tab/>#account for 1-(406)-555-1234</text:span></text:p>
      <text:p text:style-name="P12"><text:tab/><text:tab/><text:span text:style-name="T30">Home<text:tab/><text:tab/>VARCHAR(16)</text:span></text:p>
      <text:p text:style-name="P12"><text:tab/><text:tab/><text:span text:style-name="T30">email<text:tab/><text:tab/>VARCHAR(50) <text:tab/>#can be long</text:span></text:p>
      <text:p text:style-name="P12"><text:tab/><text:tab/><text:span text:style-name="T30">PRIMARY KEY (email),</text:span></text:p>
      <text:p text:style-name="P16"><text:tab/><text:tab/><text:span text:style-name="T30">FOREIGN KEY (Lname, Fname) REFERENCES INSTRUCTORS(Lname, <text:s/>Fname)</text:span></text:p>
      <text:p text:style-name="P30"><text:tab/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1">NEXT PA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d) Give example tuples for your new relation R, covering at least all the distinct values </text:p>
      <text:p text:style-name="P2">from the attribute in Instructors you chose as your foreign key. </text:p>
      <text:p text:style-name="P2"><draw:frame draw:style-name="fr1" draw:name="Object1" text:anchor-type="paragraph" svg:width="5.5681in" svg:height="4.62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(e) Propose and describe a third relation S of your own choosing. However, you must </text:p>
      <text:p text:style-name="P2">connect this relation to Instructors and your relation R via foreign keys. What </text:p>
      <text:p text:style-name="P2">name would you give relation S? </text:p>
      <text:p text:style-name="P2"><text:tab/><text:span text:style-name="T17">Relation S = INSTRUCTORS.AVAILABILITY</text:span></text:p>
      <text:p text:style-name="P2"/>
      <text:p text:style-name="P2">(f) Give a CREATE TABLE command for your new relation S, including the types and any </text:p>
      <text:p text:style-name="P2">constraints. </text:p>
      <text:p text:style-name="P31">CREATE TABLE <text:span text:style-name="T64">AVAILABILITY</text:span> (</text:p>
      <text:p text:style-name="P17"><text:tab/><text:tab/><text:span text:style-name="T30">Lname<text:tab/><text:tab/>VARCHAR(20)</text:span><text:tab/><text:tab/></text:p>
      <text:p text:style-name="P17"><text:span text:style-name="T30"><text:tab/><text:tab/>Fname<text:tab/><text:tab/>VARCHAR(20)</text:span><text:tab/></text:p>
      <text:p text:style-name="P17"><text:tab/><text:tab/><text:span text:style-name="T31">Day<text:tab/><text:tab/>VARCHAR(10)<text:tab/>#Can be Wednesday, or just Wed</text:span></text:p>
      <text:p text:style-name="P17"><text:tab/><text:tab/><text:span text:style-name="T32">BeginTime<text:tab/>VARCHAR(12)<text:tab/>#08:00:00 AM</text:span></text:p>
      <text:p text:style-name="P17"><text:tab/><text:tab/><text:span text:style-name="T32">EndTime<text:tab/>VARCHAR(12)</text:span></text:p>
      <text:p text:style-name="P17"><text:tab/><text:tab/></text:p>
      <text:p text:style-name="P17"><text:tab/><text:tab/><text:span text:style-name="T30">PRIMARY KEY (InstructorID),</text:span></text:p>
      <text:p text:style-name="P17"><text:tab/><text:tab/><text:span text:style-name="T30">FOREIGN KEY (Lname, Fname) REFERENCES INSTRUCTORS(Lname, <text:s/>Fname), <text:tab/><text:tab/><text:tab/><text:tab/><text:tab/><text:tab/><text:tab/> <text:s text:c="7"/>REFERENCES CONTACT_INFO(Lname, Fname)</text:span></text:p>
      <text:p text:style-name="P31"><text:tab/>)</text:p>
      <text:p text:style-name="P31"/>
      <text:p text:style-name="P31"/>
      <text:p text:style-name="P31"/>
      <text:p text:style-name="P44">NEXT PAGE</text:p>
      <text:p text:style-name="P2"><text:soft-page-break/>(g) Give (at least) five example tuples for your new relation S. </text:p>
      <text:p text:style-name="P2"><draw:frame draw:style-name="fr1" draw:name="Object2" text:anchor-type="paragraph" svg:width="4.5209in" svg:height="2.1335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h) Draw a schema diagram for all three of these relations. Make sure to mark your PK for </text:p>
      <text:p text:style-name="P2">each relation. Show the relations using arrows. Use Figure 3.7 on p.75 as your guide. </text:p>
      <text:p text:style-name="P2">You will use these three relations (Instructors, R, and S) in the remaining problems. In </text:p>
      <text:p text:style-name="P2">your responses, refer to your names for these relations. </text:p>
      <text:p text:style-name="P2"/>
      <text:p text:style-name="P40">INSTRUCTORS <text:s text:c="36"/></text:p>
      <text:p text:style-name="P43">| <text:span text:style-name="T50">Lname</text:span> | Fname | Degree | Department |</text:p>
      <text:p text:style-name="P40"><text:span text:style-name="T49">|</text:span> <text:s text:c="62"/><text:span text:style-name="T49">|</text:span></text:p>
      <text:p text:style-name="P42"><text:s text:c="2"/>^ <text:s text:c="2"/><text:span text:style-name="T1">^ <text:s/></text:span><text:s text:c="6"/><text:span text:style-name="T41">^</text:span><text:span text:style-name="T40"> </text:span><text:s/><text:span text:style-name="T37"><text:s/>^</text:span></text:p>
      <text:p text:style-name="P42"><text:s text:c="3"/>| <text:s text:c="2"/><text:span text:style-name="T1"><text:s/>|<text:tab/> </text:span><text:s text:c="4"/><text:span text:style-name="T41"><text:s/>| <text:s/></text:span><text:s text:c="3"/><text:span text:style-name="T37">|_____________________________<text:tab/></text:span><text:tab/></text:p>
      <text:p text:style-name="P42"><text:s text:c="3"/>| <text:s text:c="3"/><text:span text:style-name="T1">|<text:tab/></text:span> <text:s text:c="4"/><text:span text:style-name="T41"><text:s/>|________________________________</text:span><text:span text:style-name="T37"><text:tab/>|</text:span><text:span text:style-name="T41">___________</text:span></text:p>
      <text:p text:style-name="P42"><text:s text:c="3"/>| <text:s text:c="3"/><text:span text:style-name="T1">|____________________________________</text:span><text:span text:style-name="T37"><text:tab/>|</text:span><text:span text:style-name="T1">___________</text:span><text:tab/><text:span text:style-name="T41">|</text:span><text:span text:style-name="T1">_____</text:span></text:p>
      <text:p text:style-name="P42"><text:s text:c="3"/>|_________________________________<text:tab/><text:tab/><text:span text:style-name="T37">|</text:span><text:tab/><text:tab/><text:span text:style-name="T41">|</text:span><text:tab/><text:span text:style-name="T1">|</text:span></text:p>
      <text:p text:style-name="P42"><text:tab/><text:tab/><text:tab/><text:tab/><text:tab/><text:tab/>|<text:tab/><text:span text:style-name="T37">|</text:span><text:tab/><text:tab/><text:span text:style-name="T41">|</text:span><text:tab/><text:span text:style-name="T1">|</text:span></text:p>
      <text:p text:style-name="P40">CONTACT_INFO <text:s text:c="31"/><text:span text:style-name="T34"><text:tab/></text:span><text:span text:style-name="T35">|<text:tab/></text:span><text:span text:style-name="T38">|</text:span><text:span text:style-name="T35"><text:tab/><text:tab/></text:span><text:span text:style-name="T42">|</text:span><text:span text:style-name="T35"><text:tab/></text:span><text:span text:style-name="T10">|</text:span></text:p>
      <text:p text:style-name="P41"><text:span text:style-name="T34">| Lname | Fname | Cell | Home | </text:span>email <text:span text:style-name="T34">|<text:tab/></text:span><text:span text:style-name="T48">|</text:span><text:span text:style-name="T36"><text:tab/></text:span><text:span text:style-name="T39">|<text:tab/></text:span><text:span text:style-name="T43"><text:tab/>|</text:span><text:span text:style-name="T11"><text:tab/>|</text:span></text:p>
      <text:p text:style-name="P41"><text:span text:style-name="T49">|</text:span> <text:s text:c="60"/><text:span text:style-name="T49">|</text:span><text:span text:style-name="T34"><text:tab/></text:span><text:span text:style-name="T35">|<text:tab/></text:span><text:span text:style-name="T38">|</text:span><text:span text:style-name="T35"><text:tab/><text:tab/></text:span><text:span text:style-name="T42">|</text:span><text:span text:style-name="T35"><text:tab/></text:span><text:span text:style-name="T10">|</text:span></text:p>
      <text:p text:style-name="P42"><text:s text:c="7"/>|<text:tab/> <text:s text:c="7"/><text:span text:style-name="T37"><text:s/>|________________________<text:tab/></text:span><text:span text:style-name="T47">|</text:span><text:span text:style-name="T37">_____<text:tab/>|</text:span><text:tab/><text:span text:style-name="T41"><text:tab/>|</text:span><text:tab/><text:span text:style-name="T1">|</text:span></text:p>
      <text:p text:style-name="P42"><text:s text:c="7"/>|_______________________________<text:tab/>|<text:tab/><text:tab/><text:tab/><text:span text:style-name="T41">|</text:span><text:tab/><text:span text:style-name="T1">|</text:span></text:p>
      <text:p text:style-name="P42"><text:tab/><text:tab/><text:tab/><text:tab/><text:tab/><text:tab/><text:tab/><text:tab/><text:tab/><text:span text:style-name="T41">|</text:span><text:tab/><text:span text:style-name="T1">|</text:span></text:p>
      <text:p text:style-name="P40">AVAILABILITY <text:s text:c="70"/><text:span text:style-name="T34"><text:tab/></text:span><text:span text:style-name="T42">|</text:span><text:span text:style-name="T35"><text:tab/></text:span><text:span text:style-name="T10">|</text:span></text:p>
      <text:p text:style-name="P41"><text:span text:style-name="T34">| Lname | Fname | </text:span>InstructorID <text:span text:style-name="T34">| Day | BeginTime | EndTime |<text:tab/></text:span><text:span text:style-name="T43">|</text:span><text:span text:style-name="T36"><text:tab/></text:span><text:span text:style-name="T11">|</text:span></text:p>
      <text:p text:style-name="P41"><text:span text:style-name="T49">| <text:s text:c="96"/>|</text:span><text:span text:style-name="T34"><text:tab/></text:span><text:span text:style-name="T42">|</text:span><text:span text:style-name="T10"><text:tab/>|</text:span></text:p>
      <text:p text:style-name="P50"><text:span text:style-name="T45"><text:s text:c="2"/></text:span><text:span text:style-name="T46"><text:s text:c="2"/></text:span><text:span text:style-name="T1"><text:s text:c="2"/></text:span><text:span text:style-name="T18">|<text:tab/></text:span><text:span text:style-name="T33"> <text:s text:c="3"/></text:span><text:span text:style-name="T44"><text:s text:c="4"/>|__________________________________________<text:tab/>|</text:span><text:span text:style-name="T33"><text:tab/></text:span><text:span text:style-name="T18">|</text:span></text:p>
      <text:p text:style-name="P50"><text:s text:c="4"/><text:span text:style-name="T1"><text:s text:c="2"/></text:span><text:span text:style-name="T18">|_______________________________________________________<text:tab/>|</text:span></text:p>
      <text:p text:style-name="P50"/>
      <text:p text:style-name="P52"/>
      <text:p text:style-name="P2"/>
      <text:p text:style-name="P2"/>
      <text:p text:style-name="P2"/>
      <text:p text:style-name="P2"/>
      <text:p text:style-name="P51">NEXT PAGE</text:p>
      <text:p text:style-name="P2"/>
      <text:p text:style-name="P2"/>
      <text:p text:style-name="P2"/>
      <text:p text:style-name="P2"><text:soft-page-break/>2Problem 4: “Pick Me! Pick Me!” ’ <text:tab/><text:tab/><text:tab/><text:tab/><text:tab/><text:tab/><text:tab/><text:tab/><text:tab/>[12 pts]</text:p>
      <text:p text:style-name="P2"/>
      <text:p text:style-name="P2">(a) Write a SELECT command that returns the tuples in the Instructors relation of all </text:p>
      <text:p text:style-name="P2">persons in the Computer Science department. </text:p>
      <text:p text:style-name="P2"/>
      <text:p text:style-name="P20"><text:tab/><text:span text:style-name="T49">SELECT <text:tab/>*</text:span></text:p>
      <text:p text:style-name="P20"><text:tab/><text:span text:style-name="T49">FROM <text:tab/>INSTRUCTORS</text:span></text:p>
      <text:p text:style-name="P20"><text:tab/><text:span text:style-name="T49">WHERE<text:tab/>Department='Computer Science'</text:span></text:p>
      <text:p text:style-name="P6"/>
      <text:p text:style-name="P2">(b) Modify your last query to return only the first and last names of the persons in the </text:p>
      <text:p text:style-name="P2">Computer Science department. </text:p>
      <text:p text:style-name="P12"/>
      <text:p text:style-name="P20"><text:tab/><text:span text:style-name="T49">SELECT <text:tab/>Fname, Lname</text:span></text:p>
      <text:p text:style-name="P20"><text:tab/><text:span text:style-name="T49">FROM <text:tab/>INSTRUCTORS</text:span></text:p>
      <text:p text:style-name="P20"><text:tab/><text:span text:style-name="T49">WHERE<text:tab/>Department='Computer Science'</text:span></text:p>
      <text:p text:style-name="P2"/>
      <text:p text:style-name="P2">(c) Modify your last query to sort the results alphabetically by last name.</text:p>
      <text:p text:style-name="P2"/>
      <text:p text:style-name="P19"><text:tab/><text:span text:style-name="T49">SELECT <text:tab/>Fname, Lname</text:span></text:p>
      <text:p text:style-name="P19"><text:tab/><text:span text:style-name="T49">FROM <text:tab/>INSTRUCTORS</text:span></text:p>
      <text:p text:style-name="P19"><text:tab/><text:span text:style-name="T49">WHERE<text:tab/>Department='Computer Science' ORDER BY Lname;</text:span></text:p>
      <text:p text:style-name="P2"/>
      <text:p text:style-name="P2"/>
      <text:p text:style-name="P2">(d) One last improvement. . . Modify your last query to return instructors from ALL de- </text:p>
      <text:p text:style-name="P2">partments, and include the Department attribute in your results. Group the results by </text:p>
      <text:p text:style-name="P2">Department name. Furthermore, within each Department grouping, sort your results </text:p>
      <text:p text:style-name="P2">alphabetically by last name. </text:p>
      <text:p text:style-name="P2"/>
      <text:p text:style-name="P18"><text:tab/><text:span text:style-name="T51">SELECT <text:tab/>Fname, Lname, Department </text:span></text:p>
      <text:p text:style-name="P35"><text:tab/>FROM <text:tab/>INSTRUCTORS</text:p>
      <text:p text:style-name="P12"><text:tab/><text:span text:style-name="T51">ORDER BY <text:tab/>Department,Lname;</text:span></text:p>
      <text:p text:style-name="P2"/>
      <text:p text:style-name="P2">Problem 5: “The Faithful Departed” <text:tab/><text:tab/><text:tab/><text:tab/><text:tab/><text:tab/><text:tab/><text:tab/><text:tab/> <text:s/>[6 pts] </text:p>
      <text:p text:style-name="P2"/>
      <text:p text:style-name="P2">(a) Write a query that lists only the unique department names at this University. </text:p>
      <text:p text:style-name="P2"/>
      <text:p text:style-name="P18"><text:tab/><text:span text:style-name="T52">SELECT DISTINCT Department</text:span></text:p>
      <text:p text:style-name="P18"><text:tab/><text:span text:style-name="T52">FROM INSTRUCTORS</text:span></text:p>
      <text:p text:style-name="P18"><text:tab/><text:span text:style-name="T52">ORDER BY Department;</text:span><text:tab/></text:p>
      <text:p text:style-name="P2"/>
      <text:p text:style-name="P2">(b) Write a new SELECT command that returns the first and last name of all Instructors </text:p>
      <text:p text:style-name="P2">in the Engineering fields (including Computer Science), using only the Instructors </text:p>
      <text:p text:style-name="P2">relation.</text:p>
      <text:p text:style-name="P2"/>
      <text:p text:style-name="P7"><text:tab/><text:span text:style-name="T19">SELECT DISTINCT Fname, Lname</text:span></text:p>
      <text:p text:style-name="P36"><text:tab/>FROM Instructors</text:p>
      <text:p text:style-name="P36"><text:tab/>WHERE Degree LIKE '%Computer Science%' OR Degree LIKE '%Engineering%';</text:p>
      <text:p text:style-name="P2"><text:tab/></text:p>
      <text:p text:style-name="P2"/>
      <text:p text:style-name="P2"><text:soft-page-break/>Problem 6: “No Tuple For You!” <text:tab/><text:tab/><text:tab/><text:tab/><text:tab/><text:tab/><text:tab/><text:tab/><text:tab/> <text:s/>[6 pts]</text:p>
      <text:p text:style-name="P2"/>
      <text:p text:style-name="P2">(a) Instructor Burns has been assigned an extended sabbatical [20 years without parole] . Write a </text:p>
      <text:p text:style-name="P2">command to remove Mr. Burns from the Instructor relation. </text:p>
      <text:p text:style-name="P12"/>
      <text:p text:style-name="P12"><text:tab/><text:span text:style-name="T59">DELETE FROM INSTRUCTORS</text:span></text:p>
      <text:p text:style-name="P2"><text:span text:style-name="T1"><text:tab/></text:span><text:span text:style-name="T20">WHERE Lname='Burns' AND Fname='Willett' AND Department='Forestry';</text:span></text:p>
      <text:p text:style-name="P45"/>
      <text:p text:style-name="P2">(b) Unfortunately, because of the negative press, the College is forced to close the Forestry </text:p>
      <text:p text:style-name="P2">Department. Write an SQL command to remove all the Forestry instructors from the </text:p>
      <text:p text:style-name="P2">Instructors relation. If relevant, also remove any tuples pertaining to Forestry from </text:p>
      <text:p text:style-name="P2">your relations R and/or S. </text:p>
      <text:p text:style-name="P2"/>
      <text:p text:style-name="P2"><text:tab/><text:span text:style-name="T20">DELETE FROM Instructors, Contact_info, Availability</text:span></text:p>
      <text:p text:style-name="P12"><text:tab/><text:span text:style-name="T59">USING Instructors INNER JOIN Contact_info, INNER JOIN Availability</text:span></text:p>
      <text:p text:style-name="P12"><text:tab/><text:span text:style-name="T59">WHERE Instructors.Lname='Furr' AND Instructors.Fname='Douglas'</text:span></text:p>
      <text:p text:style-name="P21"><text:tab/><text:tab/><text:tab/><text:span text:style-name="T60">AND Contact_info.Lname = Instructors.Lname </text:span></text:p>
      <text:p text:style-name="P38"><text:tab/><text:tab/><text:tab/>AND Contact_info.Fname = Instructors.Fname</text:p>
      <text:p text:style-name="P21"><text:tab/><text:tab/><text:tab/><text:span text:style-name="T60">AND Availability.Lname = Instructors.Lname </text:span></text:p>
      <text:p text:style-name="P38"><text:tab/><text:tab/><text:tab/>AND Availability.Fname = Instructors.Fname;</text:p>
      <text:p text:style-name="P34"/>
      <text:p text:style-name="P34"><text:tab/><text:span text:style-name="T60">DELETE FROM Contact_info, Availability</text:span></text:p>
      <text:p text:style-name="P34"><text:tab/><text:span text:style-name="T60">USING Contact_info INNER JOIN Availability</text:span></text:p>
      <text:p text:style-name="P34"><text:tab/><text:span text:style-name="T60">WHERE Contact_info.Lname='Burns' AND Contact_info.Fname='Willett'</text:span></text:p>
      <text:p text:style-name="P34"><text:tab/><text:tab/><text:tab/><text:span text:style-name="T60">AND Availability.Lname = Contact_info.Lname </text:span></text:p>
      <text:p text:style-name="P34"><text:tab/><text:tab/><text:tab/><text:span text:style-name="T60">AND Availability.Fname = Contact_info.Fname;</text:span></text:p>
      <text:p text:style-name="P2"/>
      <text:p text:style-name="P2">3Problem 7: “I Thought You Looked Familiar” <text:tab/><text:tab/><text:tab/><text:tab/><text:tab/><text:tab/><text:tab/> <text:s/>[7 pts]</text:p>
      <text:p text:style-name="P2"/>
      <text:p text:style-name="P2">(a) Write a (single) query to return the names of all people that share the same first name </text:p>
      <text:p text:style-name="P2">with another first name in the DB and all those people that share the same last name </text:p>
      <text:p text:style-name="P2">with another last name in the DB. Note that they do not need to share both first and </text:p>
      <text:p text:style-name="P2">last name, merely either or. You should eliminate duplicates. </text:p>
      <text:p text:style-name="P2"/>
      <text:p text:style-name="P2"><text:tab/>Banks <text:tab/><text:tab/>River</text:p>
      <text:p text:style-name="P2"><text:tab/>Banks <text:tab/><text:tab/>Robyn</text:p>
      <text:p text:style-name="P2"><text:tab/>Tsofrenic <text:tab/>S 'Kit'</text:p>
      <text:p text:style-name="P2"><text:tab/>Case <text:tab/><text:tab/>Justin</text:p>
      <text:p text:style-name="P2"><text:tab/>Thyme <text:tab/>Justin</text:p>
      <text:p text:style-name="P2"><text:tab/> <text:s text:c="2"/>(Sample Results)</text:p>
      <text:p text:style-name="P2"/>
      <text:p text:style-name="P2">HINT: You might find aliasing useful here. It is possible to join a table with itself, e.g., </text:p>
      <text:p text:style-name="P2">FROM Instructors AS I1, Instructors AS I2 </text:p>
      <text:p text:style-name="P2"/>
      <text:p text:style-name="P8"><text:tab/><text:span text:style-name="T19">SELECT <text:s/></text:span><text:span text:style-name="T21">Lname, Fname</text:span></text:p>
      <text:p text:style-name="P8"><text:span text:style-name="T21"><text:tab/>F</text:span><text:span text:style-name="T19">ROM Instructors </text:span><text:span text:style-name="T21">AS I1, Instructors AS I2</text:span></text:p>
      <text:p text:style-name="P37"><text:tab/>WHERE I1.Lname=I2.Lname OR I1.Fname=I2.Fname;</text:p>
      <text:p text:style-name="P21"/>
      <text:p text:style-name="P21"/>
      <text:p text:style-name="P2"><text:soft-page-break/>Problem 8: “Flying High” <text:tab/><text:tab/><text:tab/><text:tab/><text:tab/><text:tab/><text:tab/><text:tab/><text:tab/><text:tab/> <text:s/>[4 pts]</text:p>
      <text:p text:style-name="P2"/>
      <text:p text:style-name="P2">(a) Willie Flye (BS, PhD) has just been hired as the instructor of the newly created depart- </text:p>
      <text:p text:style-name="P2">ment of Aeronautical Engineering. Write a command to add Dr. Flye to Instructors. </text:p>
      <text:p text:style-name="P2">Add additional tuples to your relations R and S if needed. </text:p>
      <text:p text:style-name="P55"/>
      <text:p text:style-name="P53"><text:span text:style-name="T57"><text:tab/>INSERT INTO </text:span><text:span text:style-name="T58">Instructors</text:span><text:span text:style-name="T57"> (</text:span><text:span text:style-name="T58">Lname</text:span><text:span text:style-name="T57">, </text:span><text:span text:style-name="T58">Fn</text:span><text:span text:style-name="T57">ame, </text:span><text:span text:style-name="T58">Degree</text:span><text:span text:style-name="T57">, </text:span><text:span text:style-name="T58">Department</text:span><text:span text:style-name="T57">)</text:span><text:line-break/><text:tab/><text:span text:style-name="T57">VALUES ('</text:span><text:span text:style-name="T58">Flye</text:span><text:span text:style-name="T57">','</text:span><text:span text:style-name="T58">Willie</text:span><text:span text:style-name="T57">','</text:span><text:span text:style-name="T58">BS , PhD</text:span><text:span text:style-name="T57">','</text:span><text:span text:style-name="T58">Aeronautical Engineering</text:span><text:span text:style-name="T57">');</text:span></text:p>
      <text:p text:style-name="P12"/>
      <text:p text:style-name="P12"><text:tab/><text:span text:style-name="T61">INSERT INTO Contact_info (Lname, Fname, Cell, Home, email)</text:span></text:p>
      <text:p text:style-name="P2"><text:span text:style-name="T1"><text:tab/></text:span><text:span text:style-name="T22">VALUES('Flye','Willie','208-555-8393','406-555-1299',</text:span><text:a xlink:type="simple" xlink:href="mailto:'w.flye@example.com">'w.flye@example.com</text:a><text:span text:style-name="T22">');</text:span></text:p>
      <text:p text:style-name="P12"><text:tab/></text:p>
      <text:p text:style-name="P12"><text:tab/><text:span text:style-name="T61">INSERT INTO Availability(Lname, Fname, InstructorID, Day, BeginTime, EndTime)</text:span></text:p>
      <text:p text:style-name="P12"><text:tab/><text:span text:style-name="T61">VALUES('Flye', 'Willie', '23', 'Mon', '08:00:00 AM', '12:00:00 PM');</text:span></text:p>
      <text:p text:style-name="P2"/>
      <text:p text:style-name="P2">Problem 9: “Parallel Keys” <text:tab/><text:tab/><text:tab/><text:tab/><text:tab/><text:tab/><text:tab/><text:tab/><text:tab/><text:tab/> <text:s/>[4 pts]</text:p>
      <text:p text:style-name="P2"/>
      <text:p text:style-name="P2">(a) Oh Happy Day! Ms. Minor has announced her recent marriage to the Art instructor. </text:p>
      <text:p text:style-name="P2">She has decided to take his surname. Write an query that changes her last name to </text:p>
      <text:p text:style-name="P2">his last name. </text:p>
      <text:p text:style-name="P2"/>
      <text:p text:style-name="P22"><text:tab/><text:span text:style-name="T61">UPDATE Instructors<text:tab/><text:tab/>UPDATE Contact_info<text:tab/>UPDATE Availability</text:span></text:p>
      <text:p text:style-name="P22"><text:tab/><text:span text:style-name="T62">SET Lname = 'Major'<text:tab/><text:tab/>SET Lname = 'Major'<text:tab/><text:tab/>SET Lname = 'Major'</text:span></text:p>
      <text:p text:style-name="P22"><text:tab/><text:span text:style-name="T62">WHERE Lname ='Minor';<text:tab/>WHERE Lname = 'Minor';<text:tab/>WHERE Lname = 'Minor';</text:span></text:p>
      <text:p text:style-name="P46"/>
      <text:p text:style-name="P2">Problem 10: “The Case in Point” <text:tab/><text:tab/><text:tab/><text:tab/><text:tab/><text:tab/><text:tab/><text:tab/><text:tab/> <text:s/>[4 pts]</text:p>
      <text:p text:style-name="P2"/>
      <text:p text:style-name="P2">(a) Following an audit of the database, it was discovered that the department name of the </text:p>
      <text:p text:style-name="P2">Law instructor, Mr. Case, is not correct. Write a query to fix this mistake.</text:p>
      <text:p text:style-name="P2"/>
      <text:p text:style-name="P22"><text:tab/><text:span text:style-name="T62">UPDATE Instructors</text:span></text:p>
      <text:p text:style-name="P22"><text:tab/><text:span text:style-name="T62">SET Department = 'Criminal Justice' #(Law)</text:span></text:p>
      <text:p text:style-name="P22"><text:tab/><text:span text:style-name="T62">WHERE Lname = 'Case' AND Fname = 'Justin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9:09:14.889481499</meta:creation-date>
    <dc:date>2014-09-26T11:40:11.968133887</dc:date>
    <meta:editing-duration>PT1H18M14S</meta:editing-duration>
    <meta:editing-cycles>11</meta:editing-cycles>
    <meta:generator>LibreOffice/4.2.6.3$Linux_x86 LibreOffice_project/420m0$Build-3</meta:generator>
    <meta:document-statistic meta:table-count="0" meta:image-count="0" meta:object-count="2" meta:page-count="8" meta:paragraph-count="226" meta:word-count="1839" meta:character-count="12328" meta:non-whitespace-character-count="9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text-underline-style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5"/>
        <table:table-column table:style-name="co1" table:default-cell-style-name="ce7"/>
        <table:table-column table:style-name="co2" table:default-cell-style-name="ce7"/>
        <table:table-column table:style-name="co3" table:default-cell-style-name="ce5"/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table:style-name="ce6" office:value-type="string" calcext:value-type="string">
            <text:p>Cell</text:p>
          </table:table-cell>
          <table:table-cell table:style-name="ce5" office:value-type="string" calcext:value-type="string">
            <text:p>Home</text:p>
          </table:table-cell>
          <table:table-cell table:style-name="ce8" office:value-type="string" calcext:value-type="string">
            <text:p>email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Enright </text:p>
          </table:table-cell>
          <table:table-cell office:value-type="string" calcext:value-type="string">
            <text:p><text:s text:c="2"/>Reed </text:p>
          </table:table-cell>
          <table:table-cell office:value-type="string" calcext:value-type="string">
            <text:p>406-555-1234</text:p>
          </table:table-cell>
          <table:table-cell office:value-type="string" calcext:value-type="string">
            <text:p>406-555-9101</text:p>
          </table:table-cell>
          <table:table-cell office:value-type="string" calcext:value-type="string">
            <text:p><text:a xlink:href="mailto:r.enright@example.com" xlink:type="simple">r.enright@example.com</text:a></text:p>
          </table:table-cell>
        </table:table-row>
        <table:table-row table:style-name="ro1">
          <table:table-cell office:value-type="string" calcext:value-type="string">
            <text:p>Thyme </text:p>
          </table:table-cell>
          <table:table-cell office:value-type="string" calcext:value-type="string">
            <text:p><text:s text:c="2"/>Justin </text:p>
          </table:table-cell>
          <table:table-cell office:value-type="string" calcext:value-type="string">
            <text:p>406-555-4321</text:p>
          </table:table-cell>
          <table:table-cell office:value-type="string" calcext:value-type="string">
            <text:p>406-555-1019 <text:s text:c="3"/></text:p>
          </table:table-cell>
          <table:table-cell office:value-type="string" calcext:value-type="string">
            <text:p><text:a xlink:href="mailto:j.thyme@example.com" xlink:type="simple">j.thyme@example.com</text:a></text:p>
          </table:table-cell>
        </table:table-row>
        <table:table-row table:style-name="ro1">
          <table:table-cell office:value-type="string" calcext:value-type="string">
            <text:p>Hebbra </text:p>
          </table:table-cell>
          <table:table-cell office:value-type="string" calcext:value-type="string">
            <text:p><text:s text:c="2"/>Al G. </text:p>
          </table:table-cell>
          <table:table-cell office:value-type="string" calcext:value-type="string">
            <text:p>406-555-5678</text:p>
          </table:table-cell>
          <table:table-cell office:value-type="string" calcext:value-type="string">
            <text:p>406-555-1121</text:p>
          </table:table-cell>
          <table:table-cell office:value-type="string" calcext:value-type="string">
            <text:p><text:a xlink:href="mailto:a.g.hebbra@example.com" xlink:type="simple">a.g.hebbra@example.com</text:a></text:p>
          </table:table-cell>
        </table:table-row>
        <table:table-row table:style-name="ro1">
          <table:table-cell office:value-type="string" calcext:value-type="string">
            <text:p>Dwyer </text:p>
          </table:table-cell>
          <table:table-cell office:value-type="string" calcext:value-type="string">
            <text:p><text:s text:c="2"/>Barb </text:p>
          </table:table-cell>
          <table:table-cell office:value-type="string" calcext:value-type="string">
            <text:p>406-555-8765</text:p>
          </table:table-cell>
          <table:table-cell office:value-type="string" calcext:value-type="string">
            <text:p>406-555-1211</text:p>
          </table:table-cell>
          <table:table-cell office:value-type="string" calcext:value-type="string">
            <text:p><text:a xlink:href="mailto:b.dwyer@example.com" xlink:type="simple">b.dwyer@example.com</text:a></text:p>
          </table:table-cell>
        </table:table-row>
        <table:table-row table:style-name="ro1">
          <table:table-cell office:value-type="string" calcext:value-type="string">
            <text:p>Pointer </text:p>
          </table:table-cell>
          <table:table-cell office:value-type="string" calcext:value-type="string">
            <text:p><text:s text:c="2"/>NULL </text:p>
          </table:table-cell>
          <table:table-cell office:value-type="string" calcext:value-type="string">
            <text:p>555-2030</text:p>
          </table:table-cell>
          <table:table-cell office:value-type="string" calcext:value-type="string">
            <text:p>555-4040</text:p>
          </table:table-cell>
          <table:table-cell office:value-type="string" calcext:value-type="string">
            <text:p><text:a xlink:href="mailto:point@example.com" xlink:type="simple">point@example.com</text:a></text:p>
          </table:table-cell>
        </table:table-row>
        <table:table-row table:style-name="ro1">
          <table:table-cell office:value-type="string" calcext:value-type="string">
            <text:p>Banks </text:p>
          </table:table-cell>
          <table:table-cell office:value-type="string" calcext:value-type="string">
            <text:p><text:s text:c="2"/>River </text:p>
          </table:table-cell>
          <table:table-cell office:value-type="string" calcext:value-type="string">
            <text:p>555-3020</text:p>
          </table:table-cell>
          <table:table-cell office:value-type="string" calcext:value-type="string">
            <text:p>555-4444</text:p>
          </table:table-cell>
          <table:table-cell office:value-type="string" calcext:value-type="string">
            <text:p><text:a xlink:href="mailto:r.banks1@example.com" xlink:type="simple">r.banks1@example.com</text:a></text:p>
          </table:table-cell>
        </table:table-row>
        <table:table-row table:style-name="ro1">
          <table:table-cell office:value-type="string" calcext:value-type="string">
            <text:p>Minor </text:p>
          </table:table-cell>
          <table:table-cell office:value-type="string" calcext:value-type="string">
            <text:p><text:s text:c="2"/>Bea </text:p>
          </table:table-cell>
          <table:table-cell office:value-type="string" calcext:value-type="string">
            <text:p>555-2687</text:p>
          </table:table-cell>
          <table:table-cell office:value-type="string" calcext:value-type="string">
            <text:p>555-4443</text:p>
          </table:table-cell>
          <table:table-cell office:value-type="string" calcext:value-type="string">
            <text:p><text:a xlink:href="mailto:b.minor@example.com" xlink:type="simple">b.minor@example.com</text:a></text:p>
          </table:table-cell>
        </table:table-row>
        <table:table-row table:style-name="ro1">
          <table:table-cell office:value-type="string" calcext:value-type="string">
            <text:p>Botes </text:p>
          </table:table-cell>
          <table:table-cell office:value-type="string" calcext:value-type="string">
            <text:p><text:s text:c="2"/>Roe </text:p>
          </table:table-cell>
          <table:table-cell office:value-type="string" calcext:value-type="string">
            <text:p>555-7862</text:p>
          </table:table-cell>
          <table:table-cell office:value-type="string" calcext:value-type="string">
            <text:p>406-555-4442</text:p>
          </table:table-cell>
          <table:table-cell office:value-type="string" calcext:value-type="string">
            <text:p><text:a xlink:href="mailto:r.botes@example.com" xlink:type="simple">r.botes@example.com</text:a></text:p>
          </table:table-cell>
        </table:table-row>
        <table:table-row table:style-name="ro1">
          <table:table-cell office:value-type="string" calcext:value-type="string">
            <text:p>Kase </text:p>
          </table:table-cell>
          <table:table-cell office:value-type="string" calcext:value-type="string">
            <text:p><text:s text:c="2"/>St??r </text:p>
          </table:table-cell>
          <table:table-cell office:value-type="string" calcext:value-type="string">
            <text:p>406-555-1550</text:p>
          </table:table-cell>
          <table:table-cell office:value-type="string" calcext:value-type="string">
            <text:p>406-555-4441</text:p>
          </table:table-cell>
          <table:table-cell office:value-type="string" calcext:value-type="string">
            <text:p><text:a xlink:href="mailto:s.kase@example.com" xlink:type="simple">s.kase@example.com</text:a></text:p>
          </table:table-cell>
        </table:table-row>
        <table:table-row table:style-name="ro1">
          <table:table-cell office:value-type="string" calcext:value-type="string">
            <text:p>Burns </text:p>
          </table:table-cell>
          <table:table-cell office:value-type="string" calcext:value-type="string">
            <text:p><text:s text:c="2"/>Willett </text:p>
          </table:table-cell>
          <table:table-cell office:value-type="string" calcext:value-type="string">
            <text:p>555-0551</text:p>
          </table:table-cell>
          <table:table-cell office:value-type="string" calcext:value-type="string">
            <text:p>555-4445</text:p>
          </table:table-cell>
          <table:table-cell office:value-type="string" calcext:value-type="string">
            <text:p><text:a xlink:href="mailto:w.burns@example.com" xlink:type="simple">w.burns@example.com</text:a></text:p>
          </table:table-cell>
        </table:table-row>
        <table:table-row table:style-name="ro1">
          <table:table-cell office:value-type="string" calcext:value-type="string">
            <text:p>Uyi </text:p>
          </table:table-cell>
          <table:table-cell office:value-type="string" calcext:value-type="string">
            <text:p><text:s text:c="2"/>Guy </text:p>
          </table:table-cell>
          <table:table-cell office:value-type="string" calcext:value-type="string">
            <text:p>555-2525</text:p>
          </table:table-cell>
          <table:table-cell office:value-type="string" calcext:value-type="string">
            <text:p>406-555-4446</text:p>
          </table:table-cell>
          <table:table-cell office:value-type="string" calcext:value-type="string">
            <text:p><text:a xlink:href="mailto:g.uyi@example.com" xlink:type="simple">g.uyi@example.com</text:a></text:p>
          </table:table-cell>
        </table:table-row>
        <table:table-row table:style-name="ro1">
          <table:table-cell office:value-type="string" calcext:value-type="string">
            <text:p>Claire </text:p>
          </table:table-cell>
          <table:table-cell office:value-type="string" calcext:value-type="string">
            <text:p><text:s text:c="2"/>Heidi </text:p>
          </table:table-cell>
          <table:table-cell office:value-type="string" calcext:value-type="string">
            <text:p>208-555-5252</text:p>
          </table:table-cell>
          <table:table-cell office:value-type="string" calcext:value-type="string">
            <text:p>555-4447</text:p>
          </table:table-cell>
          <table:table-cell office:value-type="string" calcext:value-type="string">
            <text:p><text:a xlink:href="mailto:h.claire@example.com" xlink:type="simple">h.claire@example.com</text:a></text:p>
          </table:table-cell>
        </table:table-row>
        <table:table-row table:style-name="ro1">
          <table:table-cell office:value-type="string" calcext:value-type="string">
            <text:p>Paciter </text:p>
          </table:table-cell>
          <table:table-cell office:value-type="string" calcext:value-type="string">
            <text:p><text:s text:c="2"/>Kay </text:p>
          </table:table-cell>
          <table:table-cell office:value-type="string" calcext:value-type="string">
            <text:p>406-555-7121</text:p>
          </table:table-cell>
          <table:table-cell office:value-type="string" calcext:value-type="string">
            <text:p>555-4448</text:p>
          </table:table-cell>
          <table:table-cell office:value-type="string" calcext:value-type="string">
            <text:p><text:a xlink:href="mailto:k.paciter@example.com" xlink:type="simple">k.paciter@example.com</text:a></text:p>
          </table:table-cell>
        </table:table-row>
        <table:table-row table:style-name="ro1">
          <table:table-cell office:value-type="string" calcext:value-type="string">
            <text:p>Tsofrenic </text:p>
          </table:table-cell>
          <table:table-cell office:value-type="string" calcext:value-type="string">
            <text:p><text:s text:c="2"/>S `Kit' </text:p>
          </table:table-cell>
          <table:table-cell office:value-type="string" calcext:value-type="string">
            <text:p>406-555-1271</text:p>
          </table:table-cell>
          <table:table-cell office:value-type="string" calcext:value-type="string">
            <text:p>406-555-4449</text:p>
          </table:table-cell>
          <table:table-cell office:value-type="string" calcext:value-type="string">
            <text:p><text:a xlink:href="mailto:s.tsofrenic@example.com" xlink:type="simple">s.tsofrenic@example.com</text:a></text:p>
          </table:table-cell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<text:s text:c="2"/>Arthur </text:p>
          </table:table-cell>
          <table:table-cell office:value-type="string" calcext:value-type="string">
            <text:p>406-555-6667</text:p>
          </table:table-cell>
          <table:table-cell office:value-type="string" calcext:value-type="string">
            <text:p>555-3331</text:p>
          </table:table-cell>
          <table:table-cell office:value-type="string" calcext:value-type="string">
            <text:p><text:a xlink:href="mailto:a.major@example.com" xlink:type="simple">a.major@example.com</text:a></text:p>
          </table:table-cell>
        </table:table-row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<text:s text:c="2"/>Justin </text:p>
          </table:table-cell>
          <table:table-cell office:value-type="string" calcext:value-type="string">
            <text:p>555-7666</text:p>
          </table:table-cell>
          <table:table-cell office:value-type="string" calcext:value-type="string">
            <text:p>406-555-3332</text:p>
          </table:table-cell>
          <table:table-cell office:value-type="string" calcext:value-type="string">
            <text:p><text:a xlink:href="mailto:j.case@example.com" xlink:type="simple">j.case@example.com</text:a></text:p>
          </table:table-cell>
        </table:table-row>
        <table:table-row table:style-name="ro1">
          <table:table-cell office:value-type="string" calcext:value-type="string">
            <text:p>Wyle </text:p>
          </table:table-cell>
          <table:table-cell office:value-type="string" calcext:value-type="string">
            <text:p><text:s text:c="2"/>Drew </text:p>
          </table:table-cell>
          <table:table-cell office:value-type="string" calcext:value-type="string">
            <text:p>555-7777</text:p>
          </table:table-cell>
          <table:table-cell office:value-type="string" calcext:value-type="string">
            <text:p>555-3334</text:p>
          </table:table-cell>
          <table:table-cell office:value-type="string" calcext:value-type="string">
            <text:p><text:a xlink:href="mailto:d.wyle@example.com" xlink:type="simple">d.wyle@example.com</text:a></text:p>
          </table:table-cell>
        </table:table-row>
        <table:table-row table:style-name="ro1">
          <table:table-cell office:value-type="string" calcext:value-type="string">
            <text:p>Oakey </text:p>
          </table:table-cell>
          <table:table-cell office:value-type="string" calcext:value-type="string">
            <text:p><text:s text:c="2"/>Carrie </text:p>
          </table:table-cell>
          <table:table-cell office:value-type="string" calcext:value-type="string">
            <text:p>406-555-7766</text:p>
          </table:table-cell>
          <table:table-cell office:value-type="string" calcext:value-type="string">
            <text:p>405-555-3335</text:p>
          </table:table-cell>
          <table:table-cell office:value-type="string" calcext:value-type="string">
            <text:p><text:a xlink:href="mailto:c.oakey@example.com" xlink:type="simple">c.oakey@example.com</text:a></text:p>
          </table:table-cell>
        </table:table-row>
        <table:table-row table:style-name="ro1">
          <table:table-cell office:value-type="string" calcext:value-type="string">
            <text:p>Furr </text:p>
          </table:table-cell>
          <table:table-cell office:value-type="string" calcext:value-type="string">
            <text:p><text:s text:c="2"/>Douglas <text:s/></text:p>
          </table:table-cell>
          <table:table-cell office:value-type="string" calcext:value-type="string">
            <text:p>555-2082</text:p>
          </table:table-cell>
          <table:table-cell office:value-type="string" calcext:value-type="string">
            <text:p>555-3336</text:p>
          </table:table-cell>
          <table:table-cell office:value-type="string" calcext:value-type="string">
            <text:p><text:a xlink:href="mailto:d.furr@example.com" xlink:type="simple">d.furr@example.com</text:a></text:p>
          </table:table-cell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<text:s text:c="2"/>Max </text:p>
          </table:table-cell>
          <table:table-cell office:value-type="string" calcext:value-type="string">
            <text:p>406-555-2802</text:p>
          </table:table-cell>
          <table:table-cell office:value-type="string" calcext:value-type="string">
            <text:p>555-3337</text:p>
          </table:table-cell>
          <table:table-cell office:value-type="string" calcext:value-type="string">
            <text:p><text:a xlink:href="mailto:m.power@example.com" xlink:type="simple">m.power@example.com</text:a></text:p>
          </table:table-cell>
        </table:table-row>
        <table:table-row table:style-name="ro1">
          <table:table-cell office:value-type="string" calcext:value-type="string">
            <text:p>Banks </text:p>
          </table:table-cell>
          <table:table-cell office:value-type="string" calcext:value-type="string">
            <text:p><text:s text:c="2"/>Robyn </text:p>
          </table:table-cell>
          <table:table-cell office:value-type="string" calcext:value-type="string">
            <text:p>555-2222</text:p>
          </table:table-cell>
          <table:table-cell office:value-type="string" calcext:value-type="string">
            <text:p>406-555-3338</text:p>
          </table:table-cell>
          <table:table-cell office:value-type="string" calcext:value-type="string">
            <text:p><text:a xlink:href="mailto:r.banks2@example.com" xlink:type="simple">r.banks2@example.com</text:a></text:p>
          </table:table-cell>
        </table:table-row>
        <table:table-row table:style-name="ro1">
          <table:table-cell office:value-type="string" calcext:value-type="string">
            <text:p>Vine </text:p>
          </table:table-cell>
          <table:table-cell office:value-type="string" calcext:value-type="string">
            <text:p><text:s text:c="3"/>Beau </text:p>
          </table:table-cell>
          <table:table-cell office:value-type="string" calcext:value-type="string">
            <text:p>555-1111</text:p>
          </table:table-cell>
          <table:table-cell office:value-type="string" calcext:value-type="string">
            <text:p>555-3339</text:p>
          </table:table-cell>
          <table:table-cell office:value-type="string" calcext:value-type="string">
            <text:p><text:a xlink:href="mailto:v.beau@example.com" xlink:type="simple">v.beau@example.com</text:a></text:p>
          </table:table-cell>
        </table:table-row>
        <table:table-row table:style-name="ro1">
          <table:table-cell office:value-type="string" calcext:value-type="string">
            <text:p>Domacese </text:p>
          </table:table-cell>
          <table:table-cell office:value-type="string" calcext:value-type="string">
            <text:p><text:s text:c="2"/>Rand </text:p>
          </table:table-cell>
          <table:table-cell office:value-type="string" calcext:value-type="string">
            <text:p>555-3333</text:p>
          </table:table-cell>
          <table:table-cell office:value-type="string" calcext:value-type="string">
            <text:p>406-555-5559</text:p>
          </table:table-cell>
          <table:table-cell office:value-type="string" calcext:value-type="string">
            <text:p><text:a xlink:href="mailto:r.domacese@example.com" xlink:type="simple">r.domacese@example.com</text:a></text:p>
          </table:table-cell>
        </table:table-row>
        <table:table-row table:style-name="ro1">
          <table:table-cell office:value-type="string" calcext:value-type="string">
            <text:p>Bridges </text:p>
          </table:table-cell>
          <table:table-cell office:value-type="string" calcext:value-type="string">
            <text:p><text:s text:c="2"/>Ricky T. </text:p>
          </table:table-cell>
          <table:table-cell office:value-type="string" calcext:value-type="string">
            <text:p>555-9999</text:p>
          </table:table-cell>
          <table:table-cell office:value-type="string" calcext:value-type="string">
            <text:p>555-5558</text:p>
          </table:table-cell>
          <table:table-cell office:value-type="string" calcext:value-type="string">
            <text:p><text:a xlink:href="mailto:r.bridges@example.com" xlink:type="simple">r.bridges@example.com</text:a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14:34:14.858173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text-underline-style="none"/>
    </style:style>
    <style:style style:name="ce5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order="0.06pt solid #000000"/>
      <style:text-properties style:text-underline-style="none"/>
    </style:style>
    <style:style style:name="ce10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10"/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table:style-name="ce7" office:value-type="string" calcext:value-type="string">
            <text:p>InstructorID</text:p>
          </table:table-cell>
          <table:table-cell table:style-name="ce9" office:value-type="string" calcext:value-type="string">
            <text:p>Day</text:p>
          </table:table-cell>
          <table:table-cell table:style-name="ce6" office:value-type="string" calcext:value-type="string">
            <text:p>BeginTime</text:p>
          </table:table-cell>
          <table:table-cell table:style-name="ce6" office:value-type="string" calcext:value-type="string">
            <text:p>EndTime</text:p>
          </table:table-cell>
        </table:table-row>
        <table:table-row table:style-name="ro1">
          <table:table-cell table:number-columns-repeated="2"/>
          <table:table-cell table:style-name="ce6" table:number-columns-repeated="3"/>
          <table:table-cell table:style-name="ce8"/>
        </table:table-row>
        <table:table-row table:style-name="ro1">
          <table:table-cell office:value-type="string" calcext:value-type="string">
            <text:p>Enright </text:p>
          </table:table-cell>
          <table:table-cell office:value-type="string" calcext:value-type="string">
            <text:p><text:s text:c="2"/>Re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0H00M00S" calcext:value-type="time">
            <text:p>10:00:00 AM</text:p>
          </table:table-cell>
        </table:table-row>
        <table:table-row table:style-name="ro1">
          <table:table-cell office:value-type="string" calcext:value-type="string">
            <text:p>Thyme </text:p>
          </table:table-cell>
          <table:table-cell office:value-type="string" calcext:value-type="string">
            <text:p><text:s text:c="2"/>Just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Hebbra </text:p>
          </table:table-cell>
          <table:table-cell office:value-type="string" calcext:value-type="string">
            <text:p><text:s text:c="2"/>Al G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</table:table-row>
        <table:table-row table:style-name="ro1">
          <table:table-cell office:value-type="string" calcext:value-type="string">
            <text:p>Dwyer </text:p>
          </table:table-cell>
          <table:table-cell office:value-type="string" calcext:value-type="string">
            <text:p><text:s text:c="2"/>Bar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s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0H00M00S" calcext:value-type="time">
            <text:p>10:00:00 AM</text:p>
          </table:table-cell>
        </table:table-row>
        <table:table-row table:style-name="ro1">
          <table:table-cell office:value-type="string" calcext:value-type="string">
            <text:p>Pointer </text:p>
          </table:table-cell>
          <table:table-cell office:value-type="string" calcext:value-type="string">
            <text:p><text:s text:c="2"/>NUL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0H00M00S" calcext:value-type="time">
            <text:p>10:00:00 AM</text:p>
          </table:table-cell>
        </table:table-row>
        <table:table-row table:style-name="ro1">
          <table:table-cell office:value-type="string" calcext:value-type="string">
            <text:p>Banks </text:p>
          </table:table-cell>
          <table:table-cell office:value-type="string" calcext:value-type="string">
            <text:p><text:s text:c="2"/>Riv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es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Minor </text:p>
          </table:table-cell>
          <table:table-cell office:value-type="string" calcext:value-type="string">
            <text:p><text:s text:c="2"/>Be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r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string" calcext:value-type="string">
            <text:p>Botes </text:p>
          </table:table-cell>
          <table:table-cell office:value-type="string" calcext:value-type="string">
            <text:p><text:s text:c="2"/>Ro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09H00M00S" calcext:value-type="time">
            <text:p>09:00:00 AM</text:p>
          </table:table-cell>
        </table:table-row>
        <table:table-row table:style-name="ro1">
          <table:table-cell office:value-type="string" calcext:value-type="string">
            <text:p>Kase </text:p>
          </table:table-cell>
          <table:table-cell office:value-type="string" calcext:value-type="string">
            <text:p><text:s text:c="2"/>St??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Burns </text:p>
          </table:table-cell>
          <table:table-cell office:value-type="string" calcext:value-type="string">
            <text:p><text:s text:c="2"/>Willet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9:01:27.729519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